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0.945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935cm"/>
    </style:style>
    <style:style style:name="co10" style:family="table-column">
      <style:table-column-properties fo:break-before="auto" style:column-width="0.889cm"/>
    </style:style>
    <style:style style:name="co11" style:family="table-column">
      <style:table-column-properties fo:break-before="auto" style:column-width="1.658cm"/>
    </style:style>
    <style:style style:name="co12" style:family="table-column">
      <style:table-column-properties fo:break-before="auto" style:column-width="1.63cm"/>
    </style:style>
    <style:style style:name="co13" style:family="table-column">
      <style:table-column-properties fo:break-before="auto" style:column-width="2.935cm"/>
    </style:style>
    <style:style style:name="co14" style:family="table-column">
      <style:table-column-properties fo:break-before="auto" style:column-width="1.4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Lohit Devanagari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o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2"/>
          <table:table-cell table:formula="of:=1/(1-0.050382^2/(0.051195*0.052571))^2" office:value-type="float" office:value="309.324791592257" calcext:value-type="float">
            <text:p>309,3247915923</text:p>
          </table:table-cell>
          <table:table-cell table:formula="of:=(([.C3]-1)/(1.0000001-1.00001))" office:value-type="float" office:value="-31143918.3426298" calcext:value-type="float">
            <text:p>-31143918,3426298</text:p>
          </table:table-cell>
          <table:table-cell table:number-columns-repeated="2"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Vdc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office:annotation draw:style-name="gr1" draw:text-style-name="P1" svg:width="2.899cm" svg:height="0.991cm" svg:x="29.885cm" svg:y="0cm" draw:caption-point-x="-0.61cm" draw:caption-point-y="0.913cm">
              <dc:date>2018-02-27T00:00:00</dc:date>
              <text:p text:style-name="P1"><text:span text:style-name="T1">Rated d axis current</text:span></text:p>
            </office:annotation>
            <text:p>Idn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Wn rpm</text:p>
          </table:table-cell>
          <table:table-cell table:number-columns-repeated="4"/>
          <table:table-cell office:value-type="string" calcext:value-type="string">
            <text:p>Tr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vel sincro mec</text:p>
          </table:table-cell>
          <table:table-cell office:value-type="string" calcext:value-type="string">
            <text:p>vel sinc rpm</text:p>
          </table:table-cell>
          <table:table-cell office:value-type="string" calcext:value-type="string">
            <text:p>vel sincro elec</text:p>
          </table:table-cell>
          <table:table-cell office:value-type="string" calcext:value-type="string">
            <text:p>n par polos</text:p>
          </table:table-cell>
          <table:table-cell office:value-type="string" calcext:value-type="string">
            <text:p>Tm1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</table:table-row>
        <table:table-row table:style-name="ro1">
          <table:table-cell table:number-columns-repeated="6"/>
          <table:table-cell office:value-type="float" office:value="0.051195" calcext:value-type="float">
            <text:p>0,051195</text:p>
          </table:table-cell>
          <table:table-cell/>
          <table:table-cell office:value-type="float" office:value="0.051195" calcext:value-type="float">
            <text:p>0,051195</text:p>
          </table:table-cell>
          <table:table-cell/>
          <table:table-cell office:value-type="float" office:value="0.052571" calcext:value-type="float">
            <text:p>0,052571</text:p>
          </table:table-cell>
          <table:table-cell table:formula="of:=1-[.I4]^(2)/([.G4]*[.K4])" office:value-type="float" office:value="0.026174126419509" calcext:value-type="float">
            <text:p>0,0261741264</text:p>
          </table:table-cell>
          <table:table-cell office:value-type="float" office:value="310" calcext:value-type="float">
            <text:p>310</text:p>
          </table:table-cell>
          <table:table-cell table:formula="of:=[.M4]/SQRT(3)" office:value-type="float" office:value="178.978583448784" calcext:value-type="float">
            <text:p>178,9785834488</text:p>
          </table:table-cell>
          <table:table-cell table:style-name="ce1" table:formula="of:=[.P8]*SQRT(2)" office:value-type="float" office:value="92.0747076634416" calcext:value-type="float">
            <office:annotation draw:style-name="gr2" draw:text-style-name="P1" svg:width="2.899cm" svg:height="1.139cm" svg:x="27.628cm" svg:y="0cm" draw:caption-point-x="-0.61cm" draw:caption-point-y="1.364cm">
              <dc:date>2018-02-24T00:00:00</dc:date>
              <text:p text:style-name="P1"><text:span text:style-name="T1">No codigo 43</text:span></text:p>
              <text:p text:style-name="P1"><text:span text:style-name="T1"/></text:p>
            </office:annotation>
            <text:p>92,0747076634</text:p>
          </table:table-cell>
          <table:table-cell table:formula="of:=[.O4]/3" office:value-type="float" office:value="30.6915692211472" calcext:value-type="float">
            <text:p>30,6915692211</text:p>
          </table:table-cell>
          <table:table-cell table:formula="of:=([.N4]/([.G4]*(([.P4]*[.P4]+[.L4]*[.L4]*([.O4]*[.O4]-[.P4]*[.P4]))^(1/2))))" office:value-type="float" office:value="113.597182607084" calcext:value-type="float">
            <text:p>113,5971826071</text:p>
          </table:table-cell>
          <table:table-cell/>
          <table:table-cell office:value-type="float" office:value="22000" calcext:value-type="float">
            <text:p>22000</text:p>
          </table:table-cell>
          <table:table-cell table:number-columns-repeated="3"/>
          <table:table-cell table:style-name="ce1" office:value-type="float" office:value="0.17703" calcext:value-type="float">
            <text:p>0,17703</text:p>
          </table:table-cell>
          <table:table-cell table:formula="of:=([.N4]/([.O4]*[.G4])*((([.L4]*[.L4]*[.W4]*[.W4]+1)/((1+[.W4]*[.W4])*[.L4]*[.L4]))^(1/2)))" office:value-type="float" office:value="1428.44915275341" calcext:value-type="float">
            <text:p>1428,4491527534</text:p>
          </table:table-cell>
          <table:table-cell table:formula="of:=50/2*2*PI()" office:value-type="float" office:value="157.07963267949" calcext:value-type="float">
            <text:p>157,0796326795</text:p>
          </table:table-cell>
          <table:table-cell/>
          <table:table-cell table:formula="of:=50*2*PI()" office:value-type="float" office:value="314.159265358979" calcext:value-type="float">
            <text:p>314,15926535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string" calcext:value-type="string">
            <text:p>Lls</text:p>
          </table:table-cell>
          <table:table-cell/>
          <table:table-cell office:value-type="string" calcext:value-type="string">
            <text:p>Lm</text:p>
          </table:table-cell>
          <table:table-cell/>
          <table:table-cell office:value-type="string" calcext:value-type="string">
            <text:p>Llr</text:p>
          </table:table-cell>
          <table:table-cell table:number-columns-repeated="8"/>
          <table:table-cell office:value-type="string" calcext:value-type="string">
            <text:p>rated power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r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89" calcext:value-type="float">
            <text:p>0,089</text:p>
          </table:table-cell>
          <table:table-cell office:value-type="float" office:value="0.0027" calcext:value-type="float">
            <text:p>0,0027</text:p>
          </table:table-cell>
          <table:table-cell table:formula="of:=[.H6]+[.F6]" office:value-type="float" office:value="0.0593" calcext:value-type="float">
            <text:p>0,0593</text:p>
          </table:table-cell>
          <table:table-cell office:value-type="float" office:value="0.0566" calcext:value-type="float">
            <text:p>0,0566</text:p>
          </table:table-cell>
          <table:table-cell table:formula="of:=[.H6]" office:value-type="float" office:value="0.0566" calcext:value-type="float">
            <text:p>0,0566</text:p>
          </table:table-cell>
          <table:table-cell office:value-type="float" office:value="0.0038" calcext:value-type="float">
            <text:p>0,0038</text:p>
          </table:table-cell>
          <table:table-cell table:formula="of:=[.J6]+[.H6]" office:value-type="float" office:value="0.0604" calcext:value-type="float">
            <text:p>0,0604</text:p>
          </table:table-cell>
          <table:table-cell table:formula="of:=1-[.I6]^(2)/([.G6]*[.K6])" office:value-type="float" office:value="0.10558055906101" calcext:value-type="float">
            <text:p>0,1055805591</text:p>
          </table:table-cell>
          <table:table-cell office:value-type="float" office:value="530" calcext:value-type="float">
            <text:p>530</text:p>
          </table:table-cell>
          <table:table-cell table:formula="of:=[.M6]/SQRT(3)" office:value-type="float" office:value="305.995642670502" calcext:value-type="float">
            <text:p>305,9956426705</text:p>
          </table:table-cell>
          <table:table-cell table:formula="of:=[.P9]*SQRT(2)" office:value-type="float" office:value="23.6242437949835" calcext:value-type="float">
            <office:annotation draw:style-name="gr2" draw:text-style-name="P1" svg:width="2.899cm" svg:height="1.139cm" svg:x="27.628cm" svg:y="0.903cm" draw:caption-point-x="-0.61cm" draw:caption-point-y="1.364cm">
              <dc:date>2018-02-24T00:00:00</dc:date>
              <text:p text:style-name="P1"><text:span text:style-name="T1">No codigo 43</text:span></text:p>
              <text:p text:style-name="P1"><text:span text:style-name="T1"/></text:p>
            </office:annotation>
            <text:p>23,624243795</text:p>
          </table:table-cell>
          <table:table-cell table:formula="of:=[.O6]/3" office:value-type="float" office:value="7.87474793166118" calcext:value-type="float">
            <text:p>7,8747479317</text:p>
          </table:table-cell>
          <table:table-cell table:formula="of:=([.N6]/([.G6]*(([.P6]*[.P6]+[.L6]*[.L6]*([.O6]*[.O6]-[.P6]*[.P6]))^(1/2))))" office:value-type="float" office:value="627.876820588297" calcext:value-type="float">
            <text:p>627,8768205883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650" calcext:value-type="float">
            <text:p>650</text:p>
          </table:table-cell>
          <table:table-cell office:value-type="float" office:value="0.399" calcext:value-type="float">
            <text:p>0,399</text:p>
          </table:table-cell>
          <table:table-cell office:value-type="float" office:value="0.3538" calcext:value-type="float">
            <text:p>0,3538</text:p>
          </table:table-cell>
          <table:table-cell table:style-name="ce1" table:formula="of:=[.K6]/[.V6]" office:value-type="float" office:value="0.17071791972866" calcext:value-type="float">
            <text:p>0,1707179197</text:p>
          </table:table-cell>
          <table:table-cell table:formula="of:=([.N6]/([.O6]*[.G6])*((([.L6]*[.L6]*[.W6]*[.W6]+1)/((1+[.W6]*[.W6])*[.L6]*[.L6]))^(1/2)))" office:value-type="float" office:value="2039.62821042427" calcext:value-type="float">
            <text:p>2039,6282104243</text:p>
          </table:table-cell>
          <table:table-cell table:formula="of:=60/2*2*PI()" office:value-type="float" office:value="188.495559215388" calcext:value-type="float">
            <office:annotation draw:style-name="gr1" draw:text-style-name="P1" svg:width="2.899cm" svg:height="0.991cm" svg:x="44.718cm" svg:y="0.757cm" draw:caption-point-x="-0.61cm" draw:caption-point-y="1.51cm">
              <dc:date>2018-02-24T00:00:00</dc:date>
              <text:p text:style-name="P1"><text:span text:style-name="T1">F/np*2*PI()</text:span></text:p>
              <text:p text:style-name="P1"><text:span text:style-name="T1"/></text:p>
            </office:annotation>
            <text:p>188,4955592154</text:p>
          </table:table-cell>
          <table:table-cell/>
          <table:table-cell table:formula="of:=60*2*PI()" office:value-type="float" office:value="376.991118430775" calcext:value-type="float">
            <text:p>376,991118430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00014" calcext:value-type="float">
            <text:p>0,00014</text:p>
          </table:table-cell>
          <table:table-cell table:formula="of:=[.H7]+[.F7]" office:value-type="float" office:value="0.00164" calcext:value-type="float">
            <text:p>0,00164</text:p>
          </table:table-cell>
          <table:table-cell office:value-type="float" office:value="0.0015" calcext:value-type="float">
            <text:p>0,0015</text:p>
          </table:table-cell>
          <table:table-cell table:formula="of:=[.H7]" office:value-type="float" office:value="0.0015" calcext:value-type="float">
            <text:p>0,0015</text:p>
          </table:table-cell>
          <table:table-cell office:value-type="float" office:value="0.00014" calcext:value-type="float">
            <text:p>0,00014</text:p>
          </table:table-cell>
          <table:table-cell table:formula="of:=[.J7]+[.H7]" office:value-type="float" office:value="0.00164" calcext:value-type="float">
            <text:p>0,00164</text:p>
          </table:table-cell>
          <table:table-cell table:formula="of:=1-[.I7]^(2)/([.G7]*[.K7])" office:value-type="float" office:value="0.163444378346223" calcext:value-type="float">
            <text:p>0,1634443783</text:p>
          </table:table-cell>
          <table:table-cell office:value-type="float" office:value="300" calcext:value-type="float">
            <text:p>300</text:p>
          </table:table-cell>
          <table:table-cell table:formula="of:=[.M7]/SQRT(3)" office:value-type="float" office:value="173.205080756888" calcext:value-type="float">
            <text:p>173,205080756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([.N7]/([.G7]*(([.P7]*[.P7]+[.L7]*[.L7]*([.O7]*[.O7]-[.P7]*[.P7]))^(1/2))))" office:value-type="float" office:value="1144.59782790275" calcext:value-type="float">
            <text:p>1144,5978279028</text:p>
          </table:table-cell>
          <table:table-cell table:formula="of:=[.Q7]/(2*PI())*60/2" office:value-type="float" office:value="5465.0520648891" calcext:value-type="float">
            <text:p>5465,0520648891</text:p>
          </table:table-cell>
          <table:table-cell table:number-columns-repeated="2"/>
          <table:table-cell office:value-type="float" office:value="0.012" calcext:value-type="float">
            <text:p>0,012</text:p>
          </table:table-cell>
          <table:table-cell office:value-type="float" office:value="0.0065" calcext:value-type="float">
            <text:p>0,0065</text:p>
          </table:table-cell>
          <table:table-cell table:style-name="ce1" table:formula="of:=[.K7]/[.V7]" office:value-type="float" office:value="0.252307692307692" calcext:value-type="float">
            <text:p>0,2523076923</text:p>
          </table:table-cell>
          <table:table-cell table:formula="of:=([.N7]/([.O7]*[.G7])*((([.L7]*[.L7]*[.W7]*[.W7]+1)/((1+[.W7]*[.W7])*[.L7]*[.L7]))^(1/2)))" office:value-type="float" office:value="1567.66954578295" calcext:value-type="float">
            <text:p>1567,669545783</text:p>
          </table:table-cell>
          <table:table-cell table:formula="of:=50/2*2*PI()" office:value-type="float" office:value="157.07963267949" calcext:value-type="float">
            <text:p>157,0796326795</text:p>
          </table:table-cell>
          <table:table-cell table:formula="of:=[.Y7]/(2*PI())*60" office:value-type="float" office:value="1500" calcext:value-type="float">
            <text:p>1500</text:p>
          </table:table-cell>
          <table:table-cell table:formula="of:=60*2*PI()" office:value-type="float" office:value="376.991118430775" calcext:value-type="float">
            <text:p>376,9911184308</text:p>
          </table:table-cell>
          <table:table-cell/>
          <table:table-cell table:formula="of:=3/2*[.AB4]*[.I7]*[.I7]/[.K7]*[.P7]*([.O7]^2-[.P7]^2)^(1/2)" office:value-type="float" office:value="107.169215616948" calcext:value-type="float">
            <text:p>107,1692156169</text:p>
          </table:table-cell>
          <table:table-cell table:formula="of:=([.G7]-[.I7]*[.I7]/[.K7])*[.G7]*4000/60*2*PI()" office:value-type="float" office:value="0.00018413921740241" calcext:value-type="float">
            <text:p>0,0001841392</text:p>
          </table:table-cell>
          <table:table-cell table:formula="of:=[.U7]*4000/60*2*PI()" office:value-type="float" office:value="5.02654824574367" calcext:value-type="float">
            <text:p>5,0265482457</text:p>
          </table:table-cell>
        </table:table-row>
        <table:table-row table:style-name="ro1">
          <table:table-cell table:number-columns-repeated="15"/>
          <table:table-cell table:style-name="ce1" table:formula="of:=[.S4]/(3*[.M4]/SQRT(2)/SQRT(3)*0.89)" office:value-type="float" office:value="65.1066501645885" calcext:value-type="float">
            <text:p>65,1066501646</text:p>
          </table:table-cell>
          <table:table-cell table:number-columns-repeated="15"/>
        </table:table-row>
        <table:table-row table:style-name="ro1">
          <table:table-cell table:number-columns-repeated="15"/>
          <table:table-cell table:formula="of:=[.S6]/(3*[.M6]/SQRT(2)/SQRT(3)*0.83)" office:value-type="float" office:value="16.7048629878371" calcext:value-type="float">
            <office:annotation draw:style-name="gr3" draw:text-style-name="P1" svg:width="2.899cm" svg:height="1.386cm" svg:x="29.885cm" svg:y="2.112cm" draw:caption-point-x="-0.61cm" draw:caption-point-y="1.51cm">
              <dc:date>2018-02-24T00:00:00</dc:date>
              <text:p text:style-name="P1"><text:span text:style-name="T1">Pot=3*Us*I*cos fi</text:span></text:p>
              <text:p text:style-name="P1"><text:span text:style-name="T1"/></text:p>
            </office:annotation>
            <text:p>16,7048629878</text:p>
          </table:table-cell>
          <table:table-cell table:number-columns-repeated="15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8"/>
          <table:table-cell table:formula="of:=15*3800/60" office:value-type="float" office:value="950" calcext:value-type="float">
            <text:p>950</text:p>
          </table:table-cell>
          <table:table-cell table:number-columns-repeated="12"/>
        </table:table-row>
        <table:table-row table:style-name="ro1" table:number-rows-repeated="8">
          <table:table-cell table:number-columns-repeated="31"/>
        </table:table-row>
        <table:table-row table:style-name="ro1">
          <table:table-cell table:number-columns-repeated="14"/>
          <table:table-cell table:formula="of:=0+(13+0-0)*0.0001/0.05/(1/350+0/350)" office:value-type="float" office:value="9.1" calcext:value-type="float">
            <text:p>9,1</text:p>
          </table:table-cell>
          <table:table-cell/>
          <table:table-cell table:formula="of:=1/350" office:value-type="float" office:value="0.00285714285714286" calcext:value-type="float">
            <text:p>0,0028571429</text:p>
          </table:table-cell>
          <table:table-cell/>
          <table:table-cell office:value-type="string" calcext:value-type="string">
            <text:p>(173*173+raizq((173^4)-4*(8328^4)*0,57^2*0,0512*Te*Te/Kt/Kt))/(2*pow(8328*Ls,2)))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6"/>
          <table:table-cell table:formula="of:=0+(14+0-0+0*0.05*0*(0+1)/350)*0.0001/0.05/(1/350+0/350)" office:value-type="float" office:value="9.8" calcext:value-type="float">
            <text:p>9,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-00-0000</text:date>, <text:time style:data-style-name="N2" text:time-value="08:57:44.2464661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8:02:34.350201834</meta:creation-date>
    <dc:date>2018-06-20T11:39:54.310245461</dc:date>
    <meta:editing-duration>P26DT4H41M42S</meta:editing-duration>
    <meta:editing-cycles>7</meta:editing-cycles>
    <meta:generator>LibreOffice/4.3.3.2$Linux_X86_64 LibreOffice_project/430m0$Build-2</meta:generator>
    <meta:document-statistic meta:table-count="1" meta:cell-count="95" meta:object-count="0"/>
  </office:meta>
</office:document-meta>
</file>